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direct → gui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21:19:09.503985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1-05T22:33:27.702050714</dc:date>
    <meta:editing-duration>P3DT6H35M59S</meta:editing-duration>
    <meta:editing-cycles>272</meta:editing-cycles>
    <meta:generator>LibreOffice/5.2.4.1$Linux_X86_64 LibreOffice_project/20m0$Build-1</meta:generator>
    <meta:document-statistic meta:table-count="1" meta:cell-count="3497" meta:object-count="0"/>
  </office:meta>
</office:document-meta>
</file>